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2328" calcext:value-type="float">
            <text:p>97.1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9512" calcext:value-type="float">
            <text:p>96.6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416" calcext:value-type="float">
            <text:p>94.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0008" calcext:value-type="float">
            <text:p>93.7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1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1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644" calcext:value-type="float">
            <text:p>93.4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4688" calcext:value-type="float">
            <text:p>93.1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3808" calcext:value-type="float">
            <text:p>93.7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4904" calcext:value-type="float">
            <text:p>91.8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9184" calcext:value-type="float">
            <text:p>91.7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0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8728" calcext:value-type="float">
            <text:p>91.1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0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328" calcext:value-type="float">
            <text:p>91.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199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9016" calcext:value-type="float">
            <text:p>91.9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199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4512" calcext:value-type="float">
            <text:p>90.9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199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2656" calcext:value-type="float">
            <text:p>90.5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199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198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198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0472" calcext:value-type="float">
            <text:p>89.1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198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198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1688" calcext:value-type="float">
            <text:p>88.1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2102</text:p>
          </table:table-cell>
          <table:table-cell office:value-type="string" calcext:value-type="string">
            <text:p>198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5176" calcext:value-type="float">
            <text:p>87.8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